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c917" officeooo:paragraph-rsid="001cc917"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normal" officeooo:rsid="001cc917" officeooo:paragraph-rsid="001cc91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cc917" officeooo:paragraph-rsid="001cc91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243b76" officeooo:paragraph-rsid="003cc3a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243b76" officeooo:paragraph-rsid="00237658"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4b18ee" officeooo:paragraph-rsid="00243b76"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3d5d4b" officeooo:paragraph-rsid="00243b7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4c0a0b" officeooo:paragraph-rsid="002a25df"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4e9323" officeooo:paragraph-rsid="004e932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34f8de" officeooo:paragraph-rsid="0034f8d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bold" officeooo:rsid="001cc917" officeooo:paragraph-rsid="001cc917"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1e6aef" officeooo:paragraph-rsid="001e6aef"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1e6aef" officeooo:paragraph-rsid="002a25df"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243b76" officeooo:paragraph-rsid="00243b76"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243b76" officeooo:paragraph-rsid="003cc3a8"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243b76" officeooo:paragraph-rsid="004a8e2b"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277354" officeooo:paragraph-rsid="00277354"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277354" officeooo:paragraph-rsid="0034f8de"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2a25df" officeooo:paragraph-rsid="002a25df"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2c4b1e" officeooo:paragraph-rsid="002c4b1e"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4b18ee" officeooo:paragraph-rsid="004b18ee"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4e9323" officeooo:paragraph-rsid="004e9323" style:font-size-asian="10.5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4f877e" officeooo:paragraph-rsid="004f877e" style:font-size-asian="10.5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57a880" officeooo:paragraph-rsid="0057a880" style:font-size-asian="10.5pt" style:font-weight-asian="bold" style:font-size-complex="12pt" style:font-weight-complex="bold"/>
    </style:style>
    <style:style style:name="P25" style:family="paragraph" style:parent-style-name="Standard">
      <style:paragraph-properties fo:text-align="center" style:justify-single-word="false"/>
      <style:text-properties fo:font-size="10pt" fo:font-weight="bold" officeooo:rsid="001cc917" officeooo:paragraph-rsid="001cc917" style:font-size-asian="8.75pt" style:font-weight-asian="bold" style:font-size-complex="10pt" style:font-weight-complex="bold"/>
    </style:style>
    <style:style style:name="P26" style:family="paragraph" style:parent-style-name="Standard">
      <style:paragraph-properties fo:text-align="justify" style:justify-single-word="false"/>
      <style:text-properties officeooo:paragraph-rsid="00237658"/>
    </style:style>
    <style:style style:name="P27" style:family="paragraph" style:parent-style-name="Standard">
      <style:paragraph-properties fo:text-align="justify" style:justify-single-word="false"/>
      <style:text-properties officeooo:paragraph-rsid="00277354"/>
    </style:style>
    <style:style style:name="P28" style:family="paragraph" style:parent-style-name="Standard">
      <style:paragraph-properties fo:text-align="justify" style:justify-single-word="false"/>
      <style:text-properties officeooo:paragraph-rsid="00329302"/>
    </style:style>
    <style:style style:name="P29" style:family="paragraph" style:parent-style-name="Standard">
      <style:paragraph-properties fo:text-align="justify" style:justify-single-word="false"/>
      <style:text-properties officeooo:paragraph-rsid="0034f8de"/>
    </style:style>
    <style:style style:name="P30" style:family="paragraph" style:parent-style-name="Standard">
      <style:paragraph-properties fo:text-align="justify" style:justify-single-word="false"/>
      <style:text-properties officeooo:paragraph-rsid="003cc3a8"/>
    </style:style>
    <style:style style:name="P31" style:family="paragraph" style:parent-style-name="Standard">
      <style:paragraph-properties fo:text-align="justify" style:justify-single-word="false"/>
      <style:text-properties officeooo:paragraph-rsid="00243b76"/>
    </style:style>
    <style:style style:name="P32" style:family="paragraph" style:parent-style-name="Standard" style:list-style-name="L1">
      <style:paragraph-properties fo:text-align="justify" style:justify-single-word="false"/>
      <style:text-properties fo:font-size="12pt" fo:font-weight="bold" officeooo:rsid="001cc917" officeooo:paragraph-rsid="001cc917" style:font-size-asian="10.5pt" style:font-weight-asian="bold" style:font-size-complex="12pt" style:font-weight-complex="bold"/>
    </style:style>
    <style:style style:name="P33" style:family="paragraph" style:parent-style-name="Standard" style:list-style-name="L1">
      <style:paragraph-properties fo:text-align="justify" style:justify-single-word="false"/>
      <style:text-properties fo:font-size="12pt" fo:font-weight="bold" officeooo:rsid="001cc917" officeooo:paragraph-rsid="001e6aef" style:font-size-asian="10.5pt" style:font-weight-asian="bold" style:font-size-complex="12pt" style:font-weight-complex="bold"/>
    </style:style>
    <style:style style:name="P34" style:family="paragraph" style:parent-style-name="Standard" style:list-style-name="L1">
      <style:paragraph-properties fo:text-align="justify" style:justify-single-word="false"/>
      <style:text-properties fo:font-size="12pt" fo:font-weight="bold" officeooo:rsid="001e6aef" officeooo:paragraph-rsid="001e6aef"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4b18ee" officeooo:paragraph-rsid="00609130"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57a880" officeooo:paragraph-rsid="0057a880"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font-size="12pt" fo:font-weight="bold" officeooo:rsid="0057a880" officeooo:paragraph-rsid="00653dee"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bold" officeooo:rsid="00243b76" officeooo:paragraph-rsid="00243b76" style:font-size-asian="10.5pt" style:font-weight-asian="bold" style:font-size-complex="12pt" style:font-weight-complex="bold"/>
    </style:style>
    <style:style style:name="P39" style:family="paragraph" style:parent-style-name="Standard">
      <style:paragraph-properties fo:text-align="justify" style:justify-single-word="false"/>
      <style:text-properties fo:font-size="12pt" fo:font-weight="bold" officeooo:rsid="00694d2d" officeooo:paragraph-rsid="00694d2d" style:font-size-asian="10.5pt" style:font-weight-asian="bold" style:font-size-complex="12pt" style:font-weight-complex="bold"/>
    </style:style>
    <style:style style:name="P40" style:family="paragraph" style:parent-style-name="Standard">
      <style:paragraph-properties fo:text-align="justify" style:justify-single-word="false"/>
      <style:text-properties fo:font-size="12pt" fo:font-weight="bold" officeooo:rsid="006afa89" officeooo:paragraph-rsid="006afa89" style:font-size-asian="10.5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rsid="002a25df" officeooo:paragraph-rsid="006e100f" style:font-size-asian="10.5pt" style:font-weight-asian="bold" style:font-size-complex="12pt" style:font-weight-complex="bold"/>
    </style:style>
    <style:style style:name="P42" style:family="paragraph" style:parent-style-name="Standard">
      <style:paragraph-properties fo:text-align="justify" style:justify-single-word="false"/>
      <style:text-properties fo:font-size="12pt" fo:font-weight="normal" officeooo:rsid="00609130" officeooo:paragraph-rsid="00609130"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634330" officeooo:paragraph-rsid="0063433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officeooo:paragraph-rsid="006afa89"/>
    </style:style>
    <style:style style:name="P45" style:family="paragraph" style:parent-style-name="Standard">
      <style:paragraph-properties fo:text-align="justify" style:justify-single-word="false"/>
      <style:text-properties officeooo:paragraph-rsid="002a25df"/>
    </style:style>
    <style:style style:name="T1" style:family="text">
      <style:text-properties fo:font-weight="bold" style:font-weight-asian="bold" style:font-weight-complex="bold"/>
    </style:style>
    <style:style style:name="T2" style:family="text">
      <style:text-properties officeooo:rsid="001e6aef"/>
    </style:style>
    <style:style style:name="T3" style:family="text">
      <style:text-properties officeooo:rsid="00200a89"/>
    </style:style>
    <style:style style:name="T4" style:family="text">
      <style:text-properties officeooo:rsid="0021e46d"/>
    </style:style>
    <style:style style:name="T5" style:family="text">
      <style:text-properties fo:font-weight="normal" style:font-weight-asian="normal" style:font-weight-complex="normal"/>
    </style:style>
    <style:style style:name="T6" style:family="text">
      <style:text-properties fo:font-weight="normal" officeooo:rsid="002ad383" style:font-weight-asian="normal" style:font-weight-complex="normal"/>
    </style:style>
    <style:style style:name="T7" style:family="text">
      <style:text-properties fo:font-weight="normal" officeooo:rsid="002be388" style:font-weight-asian="normal" style:font-weight-complex="normal"/>
    </style:style>
    <style:style style:name="T8" style:family="text">
      <style:text-properties fo:font-weight="normal" officeooo:rsid="002df6bf" style:font-weight-asian="normal" style:font-weight-complex="normal"/>
    </style:style>
    <style:style style:name="T9" style:family="text">
      <style:text-properties fo:font-weight="normal" officeooo:rsid="003d5d4b" style:font-weight-asian="normal" style:font-weight-complex="normal"/>
    </style:style>
    <style:style style:name="T10" style:family="text">
      <style:text-properties fo:font-weight="normal" officeooo:rsid="0045498c" style:font-weight-asian="normal" style:font-weight-complex="normal"/>
    </style:style>
    <style:style style:name="T11" style:family="text">
      <style:text-properties fo:font-weight="normal" officeooo:rsid="00488f7e" style:font-weight-asian="normal" style:font-weight-complex="normal"/>
    </style:style>
    <style:style style:name="T12" style:family="text">
      <style:text-properties fo:font-weight="normal" officeooo:rsid="004a8e2b" style:font-weight-asian="normal" style:font-weight-complex="normal"/>
    </style:style>
    <style:style style:name="T13" style:family="text">
      <style:text-properties fo:font-weight="normal" officeooo:rsid="004b18ee" style:font-weight-asian="normal" style:font-weight-complex="normal"/>
    </style:style>
    <style:style style:name="T14" style:family="text">
      <style:text-properties fo:font-weight="normal" officeooo:rsid="004c0a0b" style:font-weight-asian="normal" style:font-weight-complex="normal"/>
    </style:style>
    <style:style style:name="T15" style:family="text">
      <style:text-properties fo:font-weight="normal" officeooo:rsid="004f877e" style:font-weight-asian="normal" style:font-weight-complex="normal"/>
    </style:style>
    <style:style style:name="T16" style:family="text">
      <style:text-properties fo:font-weight="normal" officeooo:rsid="00515681" style:font-weight-asian="normal" style:font-weight-complex="normal"/>
    </style:style>
    <style:style style:name="T17" style:family="text">
      <style:text-properties fo:font-weight="normal" officeooo:rsid="0053cb40" style:font-weight-asian="normal" style:font-weight-complex="normal"/>
    </style:style>
    <style:style style:name="T18" style:family="text">
      <style:text-properties fo:font-weight="normal" officeooo:rsid="00547b6d" style:font-weight-asian="normal" style:font-weight-complex="normal"/>
    </style:style>
    <style:style style:name="T19" style:family="text">
      <style:text-properties fo:font-weight="normal" officeooo:rsid="0057a880" style:font-weight-asian="normal" style:font-weight-complex="normal"/>
    </style:style>
    <style:style style:name="T20" style:family="text">
      <style:text-properties fo:font-weight="normal" officeooo:rsid="0058e5fe" style:font-weight-asian="normal" style:font-weight-complex="normal"/>
    </style:style>
    <style:style style:name="T21" style:family="text">
      <style:text-properties fo:font-weight="normal" officeooo:rsid="0059d4de" style:font-weight-asian="normal" style:font-weight-complex="normal"/>
    </style:style>
    <style:style style:name="T22" style:family="text">
      <style:text-properties fo:font-weight="normal" officeooo:rsid="005ad1e1" style:font-weight-asian="normal" style:font-weight-complex="normal"/>
    </style:style>
    <style:style style:name="T23" style:family="text">
      <style:text-properties fo:font-weight="normal" officeooo:rsid="0062c6fe" style:font-weight-asian="normal" style:font-weight-complex="normal"/>
    </style:style>
    <style:style style:name="T24" style:family="text">
      <style:text-properties fo:font-weight="normal" officeooo:rsid="0063511c" style:font-weight-asian="normal" style:font-weight-complex="normal"/>
    </style:style>
    <style:style style:name="T25" style:family="text">
      <style:text-properties fo:font-weight="normal" officeooo:rsid="00640739" style:font-weight-asian="normal" style:font-weight-complex="normal"/>
    </style:style>
    <style:style style:name="T26" style:family="text">
      <style:text-properties fo:font-weight="normal" officeooo:rsid="00682ed2" style:font-weight-asian="normal" style:font-weight-complex="normal"/>
    </style:style>
    <style:style style:name="T27" style:family="text">
      <style:text-properties fo:font-weight="normal" officeooo:rsid="00694d2d" style:font-weight-asian="normal" style:font-weight-complex="normal"/>
    </style:style>
    <style:style style:name="T28" style:family="text">
      <style:text-properties fo:font-weight="normal" officeooo:rsid="006af6b6" style:font-weight-asian="normal" style:font-weight-complex="normal"/>
    </style:style>
    <style:style style:name="T29" style:family="text">
      <style:text-properties fo:font-weight="normal" officeooo:rsid="006afa89" style:font-weight-asian="normal" style:font-weight-complex="normal"/>
    </style:style>
    <style:style style:name="T30" style:family="text">
      <style:text-properties fo:font-weight="normal" officeooo:rsid="006e100f" style:font-weight-asian="normal" style:font-weight-complex="normal"/>
    </style:style>
    <style:style style:name="T31" style:family="text">
      <style:text-properties fo:font-weight="normal" officeooo:rsid="007668db" style:font-weight-asian="normal" style:font-weight-complex="normal"/>
    </style:style>
    <style:style style:name="T32" style:family="text">
      <style:text-properties fo:font-size="12pt" fo:font-weight="bold" officeooo:rsid="00237658" style:font-size-asian="10.5pt" style:font-weight-asian="bold" style:font-size-complex="12pt" style:font-weight-complex="bold"/>
    </style:style>
    <style:style style:name="T33" style:family="text">
      <style:text-properties fo:font-size="12pt" fo:font-weight="bold" officeooo:rsid="00277354" style:font-size-asian="10.5pt" style:font-weight-asian="bold" style:font-size-complex="12pt" style:font-weight-complex="bold"/>
    </style:style>
    <style:style style:name="T34" style:family="text">
      <style:text-properties fo:font-size="12pt" fo:font-weight="bold" officeooo:rsid="00243b76" style:font-size-asian="10.5pt" style:font-weight-asian="bold" style:font-size-complex="12pt" style:font-weight-complex="bold"/>
    </style:style>
    <style:style style:name="T35" style:family="text">
      <style:text-properties fo:font-size="12pt" fo:font-weight="bold" officeooo:rsid="006afa89" style:font-size-asian="10.5pt" style:font-weight-asian="bold" style:font-size-complex="12pt" style:font-weight-complex="bold"/>
    </style:style>
    <style:style style:name="T36" style:family="text">
      <style:text-properties fo:font-size="12pt" fo:font-weight="bold" officeooo:rsid="002a25df" style:font-size-asian="10.5pt" style:font-weight-asian="bold" style:font-size-complex="12pt" style:font-weight-complex="bold"/>
    </style:style>
    <style:style style:name="T37" style:family="text">
      <style:text-properties fo:font-size="12pt" fo:font-weight="normal" officeooo:rsid="00237658" style:font-size-asian="10.5pt" style:font-weight-asian="normal" style:font-size-complex="12pt" style:font-weight-complex="normal"/>
    </style:style>
    <style:style style:name="T38" style:family="text">
      <style:text-properties fo:font-size="12pt" fo:font-weight="normal" officeooo:rsid="00246cf2" style:font-size-asian="10.5pt" style:font-weight-asian="normal" style:font-size-complex="12pt" style:font-weight-complex="normal"/>
    </style:style>
    <style:style style:name="T39" style:family="text">
      <style:text-properties fo:font-size="12pt" fo:font-weight="normal" officeooo:rsid="00243b76" style:font-size-asian="10.5pt" style:font-weight-asian="normal" style:font-size-complex="12pt" style:font-weight-complex="normal"/>
    </style:style>
    <style:style style:name="T40" style:family="text">
      <style:text-properties fo:font-size="12pt" fo:font-weight="normal" officeooo:rsid="002664a1" style:font-size-asian="10.5pt" style:font-weight-asian="normal" style:font-size-complex="12pt" style:font-weight-complex="normal"/>
    </style:style>
    <style:style style:name="T41" style:family="text">
      <style:text-properties fo:font-size="12pt" fo:font-weight="normal" officeooo:rsid="00277354" style:font-size-asian="10.5pt" style:font-weight-asian="normal" style:font-size-complex="12pt" style:font-weight-complex="normal"/>
    </style:style>
    <style:style style:name="T42" style:family="text">
      <style:text-properties fo:font-size="12pt" fo:font-weight="normal" officeooo:rsid="002782eb" style:font-size-asian="10.5pt" style:font-weight-asian="normal" style:font-size-complex="12pt" style:font-weight-complex="normal"/>
    </style:style>
    <style:style style:name="T43" style:family="text">
      <style:text-properties fo:font-size="12pt" fo:font-weight="normal" officeooo:rsid="002830b2" style:font-size-asian="10.5pt" style:font-weight-asian="normal" style:font-size-complex="12pt" style:font-weight-complex="normal"/>
    </style:style>
    <style:style style:name="T44" style:family="text">
      <style:text-properties fo:font-size="12pt" fo:font-weight="normal" officeooo:rsid="002a25df" style:font-size-asian="10.5pt" style:font-weight-asian="normal" style:font-size-complex="12pt" style:font-weight-complex="normal"/>
    </style:style>
    <style:style style:name="T45" style:family="text">
      <style:text-properties fo:font-size="12pt" fo:font-weight="normal" officeooo:rsid="002acb6c" style:font-size-asian="10.5pt" style:font-weight-asian="normal" style:font-size-complex="12pt" style:font-weight-complex="normal"/>
    </style:style>
    <style:style style:name="T46" style:family="text">
      <style:text-properties fo:font-size="12pt" fo:font-weight="normal" officeooo:rsid="002c4b1e" style:font-size-asian="10.5pt" style:font-weight-asian="normal" style:font-size-complex="12pt" style:font-weight-complex="normal"/>
    </style:style>
    <style:style style:name="T47" style:family="text">
      <style:text-properties fo:font-size="12pt" fo:font-weight="normal" officeooo:rsid="002f0472" style:font-size-asian="10.5pt" style:font-weight-asian="normal" style:font-size-complex="12pt" style:font-weight-complex="normal"/>
    </style:style>
    <style:style style:name="T48" style:family="text">
      <style:text-properties fo:font-size="12pt" fo:font-weight="normal" officeooo:rsid="002fe443" style:font-size-asian="10.5pt" style:font-weight-asian="normal" style:font-size-complex="12pt" style:font-weight-complex="normal"/>
    </style:style>
    <style:style style:name="T49" style:family="text">
      <style:text-properties fo:font-size="12pt" fo:font-weight="normal" officeooo:rsid="0030a79a" style:font-size-asian="10.5pt" style:font-weight-asian="normal" style:font-size-complex="12pt" style:font-weight-complex="normal"/>
    </style:style>
    <style:style style:name="T50" style:family="text">
      <style:text-properties fo:font-size="12pt" fo:font-weight="normal" officeooo:rsid="00306107" style:font-size-asian="10.5pt" style:font-weight-asian="normal" style:font-size-complex="12pt" style:font-weight-complex="normal"/>
    </style:style>
    <style:style style:name="T51" style:family="text">
      <style:text-properties fo:font-size="12pt" fo:font-weight="normal" officeooo:rsid="00329302" style:font-size-asian="10.5pt" style:font-weight-asian="normal" style:font-size-complex="12pt" style:font-weight-complex="normal"/>
    </style:style>
    <style:style style:name="T52" style:family="text">
      <style:text-properties fo:font-size="12pt" fo:font-weight="normal" officeooo:rsid="0034f8de" style:font-size-asian="10.5pt" style:font-weight-asian="normal" style:font-size-complex="12pt" style:font-weight-complex="normal"/>
    </style:style>
    <style:style style:name="T53" style:family="text">
      <style:text-properties fo:font-size="12pt" fo:font-weight="normal" officeooo:rsid="0039d69d" style:font-size-asian="10.5pt" style:font-weight-asian="normal" style:font-size-complex="12pt" style:font-weight-complex="normal"/>
    </style:style>
    <style:style style:name="T54" style:family="text">
      <style:text-properties fo:font-size="12pt" fo:font-weight="normal" officeooo:rsid="0035ad5c" style:font-size-asian="10.5pt" style:font-weight-asian="normal" style:font-size-complex="12pt" style:font-weight-complex="normal"/>
    </style:style>
    <style:style style:name="T55" style:family="text">
      <style:text-properties fo:font-size="12pt" fo:font-weight="normal" officeooo:rsid="0026c39f" style:font-size-asian="10.5pt" style:font-weight-asian="normal" style:font-size-complex="12pt" style:font-weight-complex="normal"/>
    </style:style>
    <style:style style:name="T56" style:family="text">
      <style:text-properties fo:font-size="12pt" fo:font-weight="normal" officeooo:rsid="003eabdc" style:font-size-asian="10.5pt" style:font-weight-asian="normal" style:font-size-complex="12pt" style:font-weight-complex="normal"/>
    </style:style>
    <style:style style:name="T57" style:family="text">
      <style:text-properties fo:font-size="12pt" fo:font-weight="normal" officeooo:rsid="0045498c" style:font-size-asian="10.5pt" style:font-weight-asian="normal" style:font-size-complex="12pt" style:font-weight-complex="normal"/>
    </style:style>
    <style:style style:name="T58" style:family="text">
      <style:text-properties fo:font-size="12pt" fo:font-weight="normal" officeooo:rsid="004a8e2b" style:font-size-asian="10.5pt" style:font-weight-asian="normal" style:font-size-complex="12pt" style:font-weight-complex="normal"/>
    </style:style>
    <style:style style:name="T59" style:family="text">
      <style:text-properties fo:font-size="12pt" fo:font-weight="normal" officeooo:rsid="0053a8f1" style:font-size-asian="10.5pt" style:font-weight-asian="normal" style:font-size-complex="12pt" style:font-weight-complex="normal"/>
    </style:style>
    <style:style style:name="T60" style:family="text">
      <style:text-properties fo:font-size="12pt" fo:font-weight="normal" officeooo:rsid="0053cb40" style:font-size-asian="10.5pt" style:font-weight-asian="normal" style:font-size-complex="12pt" style:font-weight-complex="normal"/>
    </style:style>
    <style:style style:name="T61" style:family="text">
      <style:text-properties fo:font-size="12pt" fo:font-weight="normal" officeooo:rsid="0056e76a" style:font-size-asian="10.5pt" style:font-weight-asian="normal" style:font-size-complex="12pt" style:font-weight-complex="normal"/>
    </style:style>
    <style:style style:name="T62" style:family="text">
      <style:text-properties fo:font-size="12pt" fo:font-weight="normal" officeooo:rsid="005efc5a" style:font-size-asian="10.5pt" style:font-weight-asian="normal" style:font-size-complex="12pt" style:font-weight-complex="normal"/>
    </style:style>
    <style:style style:name="T63" style:family="text">
      <style:text-properties fo:font-size="12pt" fo:font-weight="normal" officeooo:rsid="006afa89" style:font-size-asian="10.5pt" style:font-weight-asian="normal" style:font-size-complex="12pt" style:font-weight-complex="normal"/>
    </style:style>
    <style:style style:name="T64" style:family="text">
      <style:text-properties fo:font-size="12pt" fo:font-weight="normal" officeooo:rsid="006cafa6" style:font-size-asian="10.5pt" style:font-weight-asian="normal" style:font-size-complex="12pt" style:font-weight-complex="normal"/>
    </style:style>
    <style:style style:name="T65" style:family="text">
      <style:text-properties fo:font-size="12pt" fo:font-weight="normal" officeooo:rsid="006e078b" style:font-size-asian="10.5pt" style:font-weight-asian="normal" style:font-size-complex="12pt" style:font-weight-complex="normal"/>
    </style:style>
    <style:style style:name="T66" style:family="text">
      <style:text-properties fo:font-size="12pt" fo:font-weight="normal" officeooo:rsid="00715459" style:font-size-asian="10.5pt" style:font-weight-asian="normal" style:font-size-complex="12pt" style:font-weight-complex="normal"/>
    </style:style>
    <style:style style:name="T67" style:family="text">
      <style:text-properties fo:font-size="12pt" fo:font-style="italic" fo:font-weight="normal" officeooo:rsid="00715459"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7326c2" style:font-size-asian="10.5pt" style:font-style-asian="italic" style:font-weight-asian="normal" style:font-size-complex="12pt" style:font-style-complex="italic" style:font-weight-complex="normal"/>
    </style:style>
    <style:style style:name="T69" style:family="text">
      <style:text-properties fo:font-size="12pt" fo:font-style="normal" fo:font-weight="normal" officeooo:rsid="007326c2"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749d7b" style:font-size-asian="10.5pt" style:font-style-asian="normal" style:font-weight-asian="normal" style:font-size-complex="12pt" style:font-style-complex="normal" style:font-weight-complex="normal"/>
    </style:style>
    <style:style style:name="T71" style:family="text">
      <style:text-properties officeooo:rsid="00405135"/>
    </style:style>
    <style:style style:name="T72" style:family="text">
      <style:text-properties officeooo:rsid="0053cb40"/>
    </style:style>
    <style:style style:name="T73" style:family="text">
      <style:text-properties officeooo:rsid="00555ad5"/>
    </style:style>
    <style:style style:name="T74" style:family="text">
      <style:text-properties officeooo:rsid="0063511c"/>
    </style:style>
    <style:style style:name="T75" style:family="text">
      <style:text-properties officeooo:rsid="0059d4de"/>
    </style:style>
    <style:style style:name="T76" style:family="text">
      <style:text-properties officeooo:rsid="0066ccb9"/>
    </style:style>
    <style:style style:name="T77" style:family="text">
      <style:text-properties officeooo:rsid="00694d2d"/>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71ce04"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4">ADVANCED COMPUTER ARCHITECTURE - </text:span>HOMEWORK I </text:p>
      <text:p text:style-name="P25"/>
      <text:p text:style-name="P2"/>
      <text:p text:style-name="P2"><text:span text:style-name="T1">Student:</text:span> Francisco Javier Blázquez Martínez</text:p>
      <text:p text:style-name="P2"><text:span text:style-name="T1">E-mail:</text:span> francisco.blazquezmartinez@epfl.ch</text:p>
      <text:p text:style-name="P2"><text:span text:style-name="T1">Sciper:</text:span> 331229</text:p>
      <text:p text:style-name="P2"/>
      <text:p text:style-name="P3"/>
      <text:list xml:id="list3053347094" text:style-name="L1">
        <text:list-item>
          <text:p text:style-name="P32">EXERCISE 1: Pipeline and Register Renaming</text:p>
        </text:list-item>
      </text:list>
      <text:p text:style-name="P12"/>
      <text:p text:style-name="P26"><text:span text:style-name="T32">1.- </text:span><text:span text:style-name="T37">In the third stage the R10000 writes the fetched and decoded instructions in the queues and, at the same time, </text:span><text:span text:style-name="T38">p</text:span><text:span text:style-name="T40">repares</text:span><text:span text:style-name="T37"> the execution of instructions in the queue which have now their operands available. It starts the execution by reading these operands, what is done in the second half of the cycle.<text:tab/></text:span><text:span text:style-name="T39">These implies a faster execution of the instructions (we save one stage for reading the register file), <text:s/>but also could imply setup and hold violations </text:span><text:span text:style-name="T38">when operating at high frequencies.</text:span></text:p>
      <text:p text:style-name="P5"/>
      <text:p text:style-name="P31"><text:span text:style-name="T34">2.- <text:s/></text:span><text:span text:style-name="T55">When operating with registers we always face the same issue, the writing operation is destructive, makes us loose the previously stored value with no option to get it back. And of course we don’t want to wait for writing in a register. </text:span><text:span text:style-name="T56">This is even more important in our case with out-of-order execution and several pipelines executing instructions at the same time. </text:span><text:span text:style-name="T55">Having another bit in the register representation after renaming is because we have internally twice the number of visible registers to solve this issue </text:span><text:span text:style-name="T62">(logical registers doesn’t mean a single physical reguster allows also affirm that execution doesn’t mean graduation of the instruction)</text:span><text:span text:style-name="T55">.</text:span></text:p>
      <text:p text:style-name="P14"/>
      <text:p text:style-name="P14">3.- <text:span text:style-name="T13">Specify the role of the following components:</text:span></text:p>
      <text:p text:style-name="P6"/>
      <text:p text:style-name="P21">queues: </text:p>
      <text:p text:style-name="P42">Address, integer and FP queues for keeping every type of active instruction.</text:p>
      <text:p text:style-name="P42"/>
      <text:p text:style-name="P21">active list: </text:p>
      <text:p text:style-name="P42">To track the assignements of registers, needed for knowing with registers are required in case a instruction doesn’t graduate and to properly free the register that are not required anymore.</text:p>
      <text:p text:style-name="P42"/>
      <text:p text:style-name="P35">map tables: </text:p>
      <text:p text:style-name="P35"><text:span text:style-name="T18">Maps logical to physical registers.</text:span></text:p>
      <text:p text:style-name="P14"/>
      <text:p text:style-name="P14">4.- <text:span text:style-name="T9">Role of the </text:span><text:span text:style-name="T22">following </text:span><text:span text:style-name="T9">components </text:span><text:span text:style-name="T11">in Picture 5:</text:span></text:p>
      <text:p text:style-name="P7"/>
      <text:p text:style-name="P4"><text:span text:style-name="T1">Rdy:</text:span> <text:span text:style-name="T71">Bits that indicate whether the different operands </text:span><text:span text:style-name="T73">were</text:span><text:span text:style-name="T71"> ready or not </text:span><text:span text:style-name="T73">at decode stage.</text:span></text:p>
      <text:p text:style-name="P15">OpA: <text:span text:style-name="T10">Physical register (after renaming) of first operand</text:span></text:p>
      <text:p text:style-name="P15">OpB: <text:span text:style-name="T10">Physical register (after renaming) of second operand</text:span></text:p>
      <text:p text:style-name="P30"><text:span text:style-name="T34">OpC: </text:span><text:span text:style-name="T57">Physical register (after renaming) of </text:span><text:span text:style-name="T58">third operand</text:span></text:p>
      <text:p text:style-name="P16">Dest: <text:span text:style-name="T10">Physical register (after renaming) of </text:span><text:span text:style-name="T12">result </text:span></text:p>
      <text:p text:style-name="P30"><text:span text:style-name="T34">Old Dest: </text:span><text:span text:style-name="T59">Phisical register </text:span><text:span text:style-name="T60">that would</text:span><text:span text:style-name="T59"> be overwritten by the result </text:span><text:span text:style-name="T61">(same logical register than Dest).</text:span></text:p>
      <text:p text:style-name="P15">Log Dest: <text:span text:style-name="T14">Logical register of result</text:span></text:p>
      <text:p text:style-name="P4"><text:span text:style-name="T1">Tag:</text:span> <text:span text:style-name="T72">Position in the active list</text:span></text:p>
      <text:p text:style-name="P15">D: <text:span text:style-name="T17">Done bit</text:span></text:p>
      <text:p text:style-name="P14"/>
      <text:p text:style-name="P14">5.- <text:span text:style-name="T20">Memory bits required for:</text:span></text:p>
      <text:p text:style-name="P43">We consider ordered data structures so that there is no need to keep any key for organizing the data.</text:p>
      <text:p text:style-name="P43"/>
      <text:p text:style-name="P43"><text:s/></text:p>
      <text:p text:style-name="P14"><text:soft-page-break/>FP queue <text:span text:style-name="T5"><text:s/></text:span><text:span text:style-name="T19">= </text:span><text:span text:style-name="T23">32*(#Tag + #Rdy + #Operands + #Destination) = 32x(5 + 3 + 6x3 + 6) <text:s/></text:span></text:p>
      <text:p text:style-name="P24">Active list <text:span text:style-name="T5">= </text:span><text:span text:style-name="T23">32*(#OldDest + #Log Dest + #Done) = 32x(6 + 5 + 1)</text:span></text:p>
      <text:p text:style-name="P24">FP busy bit table <text:span text:style-name="T5">= </text:span><text:span text:style-name="T24">64</text:span></text:p>
      <text:p text:style-name="P37"><text:span text:style-name="T74">FP register map table</text:span><text:span text:style-name="T24"> = </text:span><text:span text:style-name="T25">32x6</text:span></text:p>
      <text:p text:style-name="P24">Free register list <text:span text:style-name="T5">= </text:span><text:span text:style-name="T24">32x6</text:span></text:p>
      <text:p text:style-name="P14"/>
      <text:p text:style-name="P14"/>
      <text:p text:style-name="P14">6.- <text:span text:style-name="T21">Number of read ports required for the components:</text:span></text:p>
      <text:p text:style-name="P14"><text:span text:style-name="T75">FP busy bit table </text:span><text:span text:style-name="T76">= </text:span><text:span text:style-name="T26">4, because we decode 4 instructions at the same time</text:span></text:p>
      <text:p text:style-name="P14">FP map table <text:span text:style-name="T77">R</text:span><text:span text:style-name="T76">= </text:span><text:span text:style-name="T27">5, because we could have the case of the five pipelines at stage 3 at the same time</text:span></text:p>
      <text:p text:style-name="P39">FP map table W= <text:span text:style-name="T28">2, because in stage 5 and 7 we might need to graduate two instructions</text:span></text:p>
      <text:p text:style-name="P14"/>
      <text:p text:style-name="P14"/>
      <text:p text:style-name="P14">7.- <text:span text:style-name="T29">How each kind of dependency is handled:</text:span></text:p>
      <text:p text:style-name="P14"><text:span text:style-name="T29"/></text:p>
      <text:p text:style-name="P40">RAR = <text:span text:style-name="T5">Not a problem</text:span></text:p>
      <text:p text:style-name="P40">WAR<text:span text:style-name="T5"> </text:span>=<text:span text:style-name="T5"> Not a problem</text:span></text:p>
      <text:p text:style-name="P40">WAW =<text:span text:style-name="T5"> Not a problem</text:span></text:p>
      <text:p text:style-name="P44"><text:span text:style-name="T35">RAW = </text:span><text:span text:style-name="T63">The instruction doesn’t get into the </text:span><text:span text:style-name="T64">execution stages</text:span><text:span text:style-name="T63"> unless all the operands are available, this is controlled with the Rdy bits and the structures for </text:span><text:span text:style-name="T64">keeping them updated </text:span><text:span text:style-name="T65">(busy bit table)</text:span><text:span text:style-name="T64">.</text:span></text:p>
      <text:p text:style-name="P40"><text:span text:style-name="T5"/></text:p>
      <text:p text:style-name="P40">8.- <text:span text:style-name="T5">See </text:span><text:span text:style-name="T79">S</text:span><text:span text:style-name="T78">imulation.ods</text:span><text:span text:style-name="T5"> attached</text:span></text:p>
      <text:p text:style-name="P12"/>
      <text:list xml:id="list233105086374279" text:continue-numbering="true" text:style-name="L1">
        <text:list-item>
          <text:p text:style-name="P33">EXERCISE <text:span text:style-name="T2">2</text:span>: Exception Handling</text:p>
        </text:list-item>
      </text:list>
      <text:p text:style-name="P12"/>
      <text:p text:style-name="P41">1.- <text:span text:style-name="T14">This would be trivial if it wasn’t because the R10000 executes instructions out of their sequential order and </text:span><text:span text:style-name="T30">it has several</text:span><text:span text:style-name="T14"> </text:span><text:span text:style-name="T30">segmentated </text:span><text:span text:style-name="T14">pipeline</text:span><text:span text:style-name="T30">s</text:span><text:span text:style-name="T14">.</text:span></text:p>
      <text:p text:style-name="P8"/>
      <text:p text:style-name="P22"><text:span text:style-name="T14">W</text:span><text:span text:style-name="T5">hen an exception arises, we have to get the processor inner state as it would be immediately before executing the instruction that caused the exception. Four the R10000 it means that we have to cancell the posterior instructions already fetched and undo the changes that these posterior executions made </text:span><text:span text:style-name="T15">if they were executed out of order, before the instruction that caused the exception</text:span><text:span text:style-name="T5">. </text:span></text:p>
      <text:p text:style-name="P9"/>
      <text:p text:style-name="P23"><text:span text:style-name="T5">The execution of posterior instructions can be undone thanks to register renaming, we can abort any instruction not graduated (executed and also all the previous ones) thanks to having twice the number of visible registers. </text:span><text:span text:style-name="T16">The abortion the posterior fetched instructions is possible thanks to the active list.</text:span></text:p>
      <text:p text:style-name="P19"/>
      <text:p text:style-name="P19"/>
      <text:p text:style-name="P45"><text:span text:style-name="T36">2.- </text:span><text:span text:style-name="T66">With the help of the file </text:span><text:span text:style-name="T67">Simulation.ods</text:span><text:span text:style-name="T68"> </text:span><text:span text:style-name="T69">we see that instruction 6 is in stage 4 (when it multiplies) at the cicle 9. </text:span><text:span text:style-name="T70">If an exception arises, we have to “undo” all the posterior instructions but still execution the previous ones, in our case, we would mark as executed (D tag) all instructions later than 6 and we would have to restore the register map table of those instructions after 6 which had finished their execution already. We can do this only changing their entry with key Log Dest in the register map table by Old Dest.</text:span></text:p>
      <text:p text:style-name="P19"/>
      <text:p text:style-name="P13"/>
      <text:p text:style-name="P12"/>
      <text:p text:style-name="P12"/>
      <text:list xml:id="list233105511923795" text:continue-numbering="true" text:style-name="L1">
        <text:list-item>
          <text:p text:style-name="P34">EXERCISE 3: <text:span text:style-name="T3">Branch Prediction</text:span></text:p>
        </text:list-item>
      </text:list>
      <text:p text:style-name="P11"/>
      <text:p text:style-name="P27"><text:soft-page-break/><text:span text:style-name="T33">1.- </text:span><text:span text:style-name="T41">“</text:span><text:span text:style-name="T42">The prediction uses a 2-bit algorithm based on a 512-entry branch history table.” This is, we keep a history table with key the bits 11:3 (up to 512 different) of the latest branch instructions address in memory and value the memory address of the instruction we jump </text:span><text:span text:style-name="T45">to</text:span><text:span text:style-name="T42">. </text:span><text:span text:style-name="T43">It’s dynamic <text:s/>because the this history table is continuously updated </text:span><text:span text:style-name="T44">and the decission is taken at run time</text:span><text:span text:style-name="T43">.</text:span></text:p>
      <text:p text:style-name="P17"/>
      <text:p text:style-name="P17">2.-<text:span text:style-name="T5"> </text:span><text:span text:style-name="T6">Before taking the branch</text:span><text:span text:style-name="T5"> the processor saves its state in a branch stack. </text:span><text:span text:style-name="T6">This branch stack can keep</text:span><text:span text:style-name="T31">s</text:span><text:span text:style-name="T6"> up to 32 processor states identified by a 4-bit branch mask, if </text:span><text:span text:style-name="T7">the stack</text:span><text:span text:style-name="T6"> gets full, the processor continues decoding until it encounters the next branch instruction and if this scenario occurs, the processor has to </text:span><text:span text:style-name="T7">wait until the resolution of one of the previous branches.</text:span></text:p>
      <text:p text:style-name="P20"><text:span text:style-name="T7">I</text:span><text:span text:style-name="T8">n the case that a</text:span><text:span text:style-name="T5"> prediction was incorrect, the processor immediately aborts all instructions fetched</text:span></text:p>
      <text:p text:style-name="P28"><text:span text:style-name="T46">along the mispredicted path and restores its state from the branch stack.</text:span><text:span text:style-name="T47"> </text:span><text:span text:style-name="T48">This is possible because the 4-bit branch mask </text:span><text:span text:style-name="T49">of the branch the instruction belongs </text:span><text:span text:style-name="T48">is part of </text:span><text:span text:style-name="T50">every</text:span><text:span text:style-name="T48"> decoded instruction. </text:span><text:span text:style-name="T51">After this</text:span><text:span text:style-name="T47"> it jumps to the instruction the branch was really refering to.</text:span></text:p>
      <text:p text:style-name="P17"/>
      <text:p text:style-name="P18">3.- <text:span text:style-name="T5">“When the program execution takes a jump or branch, the processor discards any instructions already fetched beyond the delay slot. It loads the jump’s target address into the program counter and fetches new instructions from the cache after a one-cycle delay. This introduces one “branch bubble” cycle, during which the RlOOOO decodes no instructions.” </text:span></text:p>
      <text:p text:style-name="P10"/>
      <text:p text:style-name="P10">The jumps and branches are resolved in decode stage. This means, at the point when they are resolved, next instruction has already been fetched, and obviously it shouldn’t be executed if we are finally doing a jump and breaking the sequential execution. This is why a NOP was added after the branch instruction in the example.</text:p>
      <text:p text:style-name="P10"/>
      <text:p text:style-name="P29"><text:span text:style-name="T52">However, we can see that the instruction #00000009 could be </text:span><text:span text:style-name="T53">fetched</text:span><text:span text:style-name="T52"> after the branch without altering the behavour of the </text:span><text:span text:style-name="T54">program </text:span><text:span text:style-name="T53">since it ($I3) is not involved in the branch deciss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3T04:11:36.063057623</meta:creation-date>
    <dc:date>2021-03-15T23:31:04.483631738</dc:date>
    <meta:editing-duration>PT8H3M41S</meta:editing-duration>
    <meta:editing-cycles>76</meta:editing-cycles>
    <meta:generator>LibreOffice/6.4.6.2$Linux_X86_64 LibreOffice_project/40$Build-2</meta:generator>
    <meta:document-statistic meta:table-count="0" meta:image-count="0" meta:object-count="0" meta:page-count="3" meta:paragraph-count="55" meta:word-count="1132" meta:character-count="6703" meta:non-whitespace-character-count="5613"/>
  </office:meta>
</office:document-meta>
</file>